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199d00" draw:stroke="none" fo:margin="1.000000000000000pt" style:wrap="biggest" style:wrap-dynamic-threshold="0.000000000000000pt" svg:fill-rule="evenodd"/>
    </style:style>
    <style:style style:name="gr3" style:family="graphic">
      <style:graphic-properties draw:fill="solid" draw:fill-color="#feffff" draw:stroke="none" fo:margin="1.000000000000000pt" style:wrap="biggest" style:wrap-dynamic-threshold="0.000000000000000pt" svg:fill-rule="evenodd"/>
    </style:style>
    <style:style style:name="gr4" style:family="graphic">
      <style:graphic-properties draw:fill="solid" draw:fill-color="#ffffff" draw:stroke="none" fo:margin="1.000000000000000pt" style:wrap="biggest" style:wrap-dynamic-threshold="0.000000000000000pt" svg:fill-rule="evenodd"/>
    </style:style>
    <style:style style:name="gr5" style:family="graphic">
      <style:graphic-properties draw:fill="solid" draw:fill-color="#feb700" draw:stroke="none" fo:margin="1.000000000000000pt" style:wrap="biggest" style:wrap-dynamic-threshold="0.000000000000000pt" svg:fill-rule="evenodd"/>
    </style:style>
    <style:style style:name="dp2" style:family="drawing-page"/>
  </office:automatic-styles>
  <office:body>
    <office:drawing>
      <draw:page draw:name="page1" draw:id="page1" draw:master-page-name="Default1" draw:style-name="dp2">
        <draw:layer-set>
          <draw:layer draw:name=""/>
        </draw:layer-set>
        <draw:g draw:style-name="gr1" draw:id="shape1" svg:y="0.00000000000pt">
          <draw:rect draw:style-name="gr2" draw:id="shape2" draw:name="rect681" draw:layer="" svg:width="150.00000000000pt" svg:height="100.00000000000pt"/>
          <draw:path draw:style-name="gr3" draw:id="shape3" draw:name="path678" draw:layer="" svg:width="48.07185880099pt" svg:height="29.82628921216pt" svg:x="50.79829208005pt" svg:y="30.98556880000pt" svg:viewBox="0 0 48 30" svg:d="M23.9672 24.9372C21.6144 26.5693 19.1529 28.0123 16.8001 29.6445C13.8517 29.8523 10.9924 29.8819 7.95463 29.7335C7.95463 29.7335 1.61098 28.6654 0.00271796 25.9057C-0.0866521 25.6385 2.05762 24.6592 2.05762 24.6592C5.304 26.9443 8.90764 28.9621 15.6386 28.6654C7.32924 27.9235 1.70034 23.3537 0.00271796 19.1398C4.49987 15.9944 11.9456 16.0537 18.051 20.3861C16.145 18.0122 9.77149 15.3713 5.00622 16.1131C4.32112 15.4008 3.7256 14.5106 3.04049 13.7985C8.52051 12.5818 16.145 16.0834 18.9446 18.9618C15.9962 14.2437 13.8517 8.90221 17.3363 2.40359C18.0212 3.05645 18.7957 3.70931 19.4806 4.36217C16.8597 9.1396 17.8127 14.7184 19.9274 18.6056C16.2641 11.0684 19.2125 3.62026 24.0372 0C29.6661 3.38287 31.2746 12.3741 27.9687 18.7839C29.8448 17.7156 31.364 9.7034 28.7728 4.36217C29.3686 3.65001 29.9641 2.93786 30.5598 2.22571C34.4614 7.47792 32.1085 15.9351 28.8622 19.1398C31.334 17.0033 37.7372 12.8193 45.2128 13.7987C44.6171 14.5108 43.6642 15.1339 43.0684 15.846C36.9331 15.6087 31.9597 18.2199 29.7557 20.4752C35.1463 16.9144 42.5919 15.1337 48.0719 19.1398C45.5405 25.8759 38.3626 27.8938 32.436 28.4872C37.4691 28.8728 42.1452 27.3893 45.9277 24.7482C46.6424 25.134 47.3571 25.5199 48.0719 25.9057C46.4637 27.419 44.1406 28.9324 40.8347 29.3774C37.6481 29.7929 34.6399 29.6742 31.4533 29.7335C28.9814 28.1312 26.4391 26.5394 23.9672 24.9372Z" koffice:nodeTypes="ccccccccccccccccccccccccccccc"/>
          <draw:path draw:style-name="gr4" draw:id="shape4" draw:name="path683" draw:layer="" svg:width="45.59532322574pt" svg:height="6.04050294944pt" svg:x="52.20970080000pt" svg:y="57.57572080000pt" svg:viewBox="0 0 46 6" svg:d="M22.6865 1.4863e-05L16.5222 4.28102L0 4.22238C0.202916 4.83679 0.834594 5.62199 1.20735 5.98172L17.6026 6.0405L22.6865 2.40442L27.5795 5.98169L44.1656 5.98169C44.6422 5.51261 45.1505 4.86748 45.5953 4.31038L28.7869 4.33981L22.6865 0Z" koffice:nodeTypes="cccccccccccc"/>
          <draw:path draw:style-name="gr4" draw:id="shape5" draw:name="path687" draw:layer="" svg:width="19.51384395385pt" svg:height="1.48718399189pt" svg:x="65.34089600000pt" svg:y="73.34773680000pt" svg:viewBox="0 0 20 1" svg:d="M0 0.0491866C4.77724 2.05556 14.9287 1.89094 19.5138 0Z" koffice:nodeTypes="ccc"/>
          <draw:path draw:style-name="gr4" draw:id="shape6" draw:name="path688" draw:layer="" svg:width="40.96641415940pt" svg:height="2.87733421716pt" svg:x="54.50094160000pt" svg:y="65.56179280000pt" svg:viewBox="0 0 41 3" svg:d="M0 0.0379984C0.191768 0.0379984 40.9664 0 40.9664 0C40.253 0.959191 39.4118 1.99406 38.5386 2.87733L2.09721 2.68825C1.41317 2.12607 0.503288 0.814355 0 0.03796Z" koffice:nodeTypes="cccccc"/>
          <draw:path draw:style-name="gr4" draw:id="shape7" draw:name="path689" draw:layer="" svg:width="34.52902635193pt" svg:height="1.24577114272pt" svg:x="57.28163680000pt" svg:y="68.49730480000pt" svg:viewBox="0 0 35 1" svg:d="M0 2.52554e-05L34.529 0.0749644C33.8811 0.473508 33.3588 0.946826 32.6167 1.24577L1.92237 1.22506C1.21377 0.922462 0.486951 0.408405 0 0Z" koffice:nodeTypes="cccccc"/>
          <draw:path draw:style-name="gr4" draw:id="shape8" draw:name="path690" draw:layer="" svg:width="28.82416912633pt" svg:height="2.13013441200pt" svg:x="60.44837200000pt" svg:y="71.01515280000pt" svg:viewBox="0 0 29 2" svg:d="M0 0.101231L28.8242 0C28.0555 0.709946 27.1907 1.46608 26.2301 2.13013L2.59408 2.13013C1.79334 1.73029 0.86456 0.869708 0 0.101219Z" koffice:nodeTypes="cccccc"/>
          <draw:path draw:style-name="gr5" draw:id="shape9" draw:name="polygon564" draw:layer="" svg:width="25.56961595723pt" svg:height="24.18122952904pt" draw:transform="matrix(0.17455470000 0.06834162000 -0.06834162000 0.17455470000 87.82534488473pt 25.19464543476pt)" svg:viewBox="0 0 26 24" svg:d="M20.8094 24.0529L12.8629 18.6643L5.00646 24.1812L7.71853 15.021L0 9.31574L9.62263 9.04307L12.7087 0L15.9438 8.99173L25.5696 9.10806L17.9464 14.9379Z" koffice:nodeTypes="ccccccccccc"/>
          <draw:path draw:style-name="gr5" draw:id="shape10" draw:name="polygon714" draw:layer="" svg:width="25.56961595723pt" svg:height="24.18122952904pt" draw:transform="matrix(0.25333023000 0.00000000000 0.00000000000 0.25333023000 71.65743498848pt 22.55974764289pt)" svg:viewBox="0 0 26 24" svg:d="M20.8094 24.0529L12.8629 18.6643L5.00646 24.1812L7.71853 15.021L0 9.31574L9.62263 9.04307L12.7087 0L15.9438 8.99173L25.5696 9.10806L17.9464 14.9379Z" koffice:nodeTypes="ccccccccccc"/>
          <draw:path draw:style-name="gr5" draw:id="shape11" draw:name="polygon715" draw:layer="" svg:width="25.56961595723pt" svg:height="24.18122952904pt" draw:transform="matrix(0.18372667000 -0.03720646000 0.03720646000 0.18372667000 93.56682185288pt 37.15201736981pt)" svg:viewBox="0 0 26 24" svg:d="M20.8094 24.0529L12.8629 18.6643L5.00646 24.1812L7.71853 15.021L0 9.31574L9.62263 9.04307L12.7087 0L15.9438 8.99173L25.5696 9.10806L17.9464 14.9379Z" koffice:nodeTypes="ccccccccccc"/>
          <draw:path draw:style-name="gr5" draw:id="shape12" draw:name="polygon716" draw:layer="" svg:width="25.56961595723pt" svg:height="24.18122952904pt" draw:transform="matrix(-0.17455445000 0.06834162000 0.06834162000 0.17455445000 61.72331898623pt 25.16663380169pt)" svg:viewBox="0 0 26 24" svg:d="M20.8094 24.0529L12.8629 18.6643L5.00646 24.1812L7.71853 15.021L0 9.31574L9.62263 9.04307L12.7087 0L15.9438 8.99173L25.5696 9.10806L17.9464 14.9379Z" koffice:nodeTypes="ccccccccccc"/>
          <draw:path draw:style-name="gr5" draw:id="shape13" draw:name="polygon717" draw:layer="" svg:width="25.56961595723pt" svg:height="24.18122952904pt" draw:transform="matrix(-0.18372667000 -0.03720646000 -0.03720646000 0.18372667000 55.58342854712pt 37.08704136981pt)" svg:viewBox="0 0 26 24" svg:d="M20.8094 24.0529L12.8629 18.6643L5.00646 24.1812L7.71853 15.021L0 9.31574L9.62263 9.04307L12.7087 0L15.9438 8.99173L25.5696 9.10806L17.9464 14.9379Z" koffice:nodeTypes="ccccccccccc"/>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11:45</dc:date>
    <meta:creation-date>2011-05-22T06:11:19</meta:creation-date>
    <dc:creator>Yue Liu</dc:creator>
  </office:meta>
</office:document-meta>
</file>